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P7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7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3d3da"/>
    </style:style>
    <style:style style:name="P7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7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9pt" fo:letter-spacing="-0.007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07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8" style:family="text">
      <style:text-properties fo:color="#221f1f" style:text-position="-5% 100%" style:font-name="Lucida Sans" fo:font-size="9pt" fo:letter-spacing="-0.007cm" fo:font-style="normal" fo:font-weight="normal" officeooo:rsid="0073d3da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o.vat_discriminated&quot;&gt;">If vat discriminated</text:text-input></text:span><text:span text:style-name="T69"><text:text-input text:description="&lt;for each=&quot;line2 in line.invoice_line_tax_id&quot;&gt;">F</text:text-input></text:span><text:text-input text:description="&lt;line2.description&gt;">10,5%</text:text-input><text:span text:style-name="T69"><text:text-input text:description="&lt;/for&gt;">Ef</text:text-input></text:span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printed_price_unit)&gt;">9.999,50</text:text-input></text:p>
            <text:p text:style-name="P29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6"><text:text-input text:description="&lt;formatLang(line.printed_price_unit and line.printed_price_unit/(1-line.list_discount/100.0) or 0.0)&gt;">9.999,50</text:text-input></text:p>
            <text:p text:style-name="P29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9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9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printed_price_net)&gt;">9.999,50</text:text-input></text:p>
          </table:table-cell>
          <table:table-cell table:style-name="Tabla4.A2" office:value-type="string">
            <text:p text:style-name="P33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34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3d3da"/>
    </style:style>
    <style:style style:name="M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5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responsability_id.name&gt;</text:placeholder></text:span></text:p>
              <text:p text:style-name="MP33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&quot;&gt;">for</text:text-input></text:p>
              <text:p text:style-name="MP37"><text:text-input text:description="&lt;if test=&quot;move_line.date_maturity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<text:text-input text:description="&lt;/if&gt;">&lt;/if&gt;</text:text-input></text:span><text:span text:style-name="MT39">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3">Descripción</text:p>
            </table:table-cell>
            <table:table-cell table:style-name="Tabla2.B1" office:value-type="string">
              <text:p text:style-name="MP44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43">P. Lista</text:p>
            </table:table-cell>
            <table:table-cell table:style-name="Tabla2.D1" office:value-type="string">
              <text:p text:style-name="MP45">%<text:span text:style-name="MT56">Bon.</text:span></text:p>
            </table:table-cell>
            <table:table-cell table:style-name="Tabla2.E1" office:value-type="string">
              <text:p text:style-name="MP43">P. Neto</text:p>
            </table:table-cell>
            <table:table-cell table:style-name="Tabla2.F1" office:value-type="string">
              <text:p text:style-name="MP43">Cantidad</text:p>
            </table:table-cell>
            <table:table-cell table:style-name="Tabla2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7"><text:span text:style-name="MT58">OBSERVACIONES</text:span>: <text:span text:style-name="MT59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8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9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0">IMPUESTOS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Base</text:p>
            </table:table-cell>
            <table:table-cell table:style-name="Tabla6.F3" office:value-type="string">
              <text:p text:style-name="MP52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line.tax_code_id.name&gt;">IVA 21%</text:text-input></text:p>
              <text:p text:style-name="MP55"><text:text-input text:description="&lt;/for&gt;">End For</text:text-input></text:p>
            </table:table-cell>
            <table:table-cell table:style-name="Tabla6.D4" office:value-type="string">
              <text:p text:style-name="MP56"/>
            </table:table-cell>
            <table:table-cell table:style-name="Tabla6.E3" office:value-type="string">
              <text:p text:style-name="MP57"><text:text-input text:description="&lt;for each=&quot;line in o.printed_tax_ids&quot;&gt;">For each line</text:text-input></text:p>
              <text:p text:style-name="MP56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6.F3" office:value-type="string">
              <text:p text:style-name="MP59"><text:text-input text:description="&lt;for each=&quot;line in o.printed_tax_ids&quot;&gt;">For each line</text:text-input></text:p>
              <text:p text:style-name="MP56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0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1"/>
            </table:table-cell>
            <table:table-cell table:style-name="Tabla6.C1" office:value-type="string">
              <text:p text:style-name="MP62"><text:text-input text:description="&lt;formatLang(o.amount_total)&gt;">99.999,99</text:text-input></text:p>
            </table:table-cell>
          </table:table-row>
        </table:table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6T13:13:47.590005063</dc:date>
    <meta:editing-duration>P1DT23H44M2S</meta:editing-duration>
    <meta:editing-cycles>346</meta:editing-cycles>
    <meta:generator>LibreOffice/4.2.8.2$Linux_X86_64 LibreOffice_project/420m0$Build-2</meta:generator>
    <meta:document-statistic meta:table-count="6" meta:image-count="0" meta:object-count="0" meta:page-count="1" meta:paragraph-count="83" meta:word-count="358" meta:character-count="1795" meta:non-whitespace-character-count="1701"/>
  </office:meta>
</office:document-meta>
</file>